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27in"/>
    </style:style>
    <style:style style:name="co3" style:family="table-column">
      <style:table-column-properties fo:break-before="auto" style:column-width="1.7126in"/>
    </style:style>
    <style:style style:name="co4" style:family="table-column">
      <style:table-column-properties fo:break-before="auto" style:column-width="1.6161in"/>
    </style:style>
    <style:style style:name="co5" style:family="table-column">
      <style:table-column-properties fo:break-before="auto" style:column-width="1.8693in"/>
    </style:style>
    <style:style style:name="co6" style:family="table-column">
      <style:table-column-properties fo:break-before="auto" style:column-width="3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1"/>
    <style:style style:name="ce3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Company_Identifier</text:p>
          </table:table-cell>
          <table:table-cell office:value-type="string" calcext:value-type="string">
            <text:p>What_to_capture</text:p>
          </table:table-cell>
          <table:table-cell office:value-type="string" calcext:value-type="string">
            <text:p>FiscalYear</text:p>
          </table:table-cell>
          <table:table-cell office:value-type="string" calcext:value-type="string">
            <text:p>IR_URL</text:p>
          </table:table-cell>
          <table:table-cell table:style-name="Default" office:value-type="string" calcext:value-type="string">
            <text:p>Capture_attempt_date</text:p>
          </table:table-cell>
          <table:table-cell office:value-type="string" calcext:value-type="string">
            <text:p>AgentId</text:p>
          </table:table-cell>
          <table:table-cell office:value-type="string" calcext:value-type="string">
            <text:p>CaptureStatus</text:p>
          </table:table-cell>
          <table:table-cell office:value-type="string" calcext:value-type="string">
            <text:p>CaptureStatusDetails</text:p>
          </table:table-cell>
          <table:table-cell office:value-type="string" calcext:value-type="string">
            <text:p>milestone1_Establish_Connection</text:p>
          </table:table-cell>
          <table:table-cell office:value-type="string" calcext:value-type="string">
            <text:p>milestone2_Find_object_to_capture</text:p>
          </table:table-cell>
          <table:table-cell office:value-type="string" calcext:value-type="string">
            <text:p>milestone3_download_object</text:p>
          </table:table-cell>
          <table:table-cell office:value-type="string" calcext:value-type="string">
            <text:p>Milestone4_object_passed_validation</text:p>
          </table:table-cell>
          <table:table-cell office:value-type="string" calcext:value-type="string">
            <text:p>Report_URL</text:p>
          </table:table-cell>
          <table:table-cell office:value-type="string" calcext:value-type="string">
            <text:p>Source_Pag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Size_MB</text:p>
          </table:table-cell>
          <table:table-cell table:style-name="Default" office:value-type="string" calcext:value-type="string">
            <text:p>Probability_Annual_Report</text:p>
          </table:table-cell>
          <table:table-cell office:value-type="string" calcext:value-type="string">
            <text:p>Document_Type</text:p>
          </table:table-cell>
          <table:table-cell office:value-type="string" calcext:value-type="string">
            <text:p>Classification_Reasoning</text:p>
          </table:table-cell>
          <table:table-cell office:value-type="string" calcext:value-type="string">
            <text:p>User_Agent_Used</text:p>
          </table:table-cell>
          <table:table-cell office:value-type="string" calcext:value-type="string">
            <text:p>Validation_Status</text:p>
          </table:table-cell>
          <table:table-cell table:style-name="Default" office:value-type="string" calcext:value-type="string">
            <text:p>Validation_Confidence</text:p>
          </table:table-cell>
          <table:table-cell office:value-type="string" calcext:value-type="string">
            <text:p>Validation_Issues</text:p>
          </table:table-cell>
          <table:table-cell table:style-name="Default" office:value-type="string" calcext:value-type="string">
            <text:p>Validation_Date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Validation failed: Company name "ABB Ltd" not found in PD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https://global.abb/group/en/inves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Validation failed: Company name "ABB Ltd" not found in PD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https://global.abb/group/en/inves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Validation failed: Company name "ABB Ltd" not found in PD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https://global.abb/group/en/inves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Validation failed: Company name "ABB Ltd" not found in PD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https://global.abb/group/en/inves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Validation failed: Too few pages (23 &lt; 50)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https://global.abb/group/en/inves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Only 23 pages (suspicious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alidation failed: Company name "ABB Ltd" not found in PD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Fail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date" office:date-value="2025-12-21T15:02:16" calcext:value-type="date">
            <text:p>2025-12-21 15:02:16</text:p>
          </table:table-cell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61 pages, 62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ddtech.com/fileadmin/user_upload/Addtech-Annual-Report-2019-2020.pdf</text:p>
          </table:table-cell>
          <table:table-cell office:value-type="string" calcext:value-type="string">
            <text:p>https://www.addtech.com/investors-and-media</text:p>
          </table:table-cell>
          <table:table-cell office:value-type="float" office:value="61" calcext:value-type="float">
            <text:p>61</text:p>
          </table:table-cell>
          <table:table-cell office:value-type="float" office:value="11.17" calcext:value-type="float">
            <text:p>11.17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61 pages (reasonable length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629" calcext:value-type="percentage">
            <text:p>62.90%</text:p>
          </table:table-cell>
          <table:table-cell/>
          <table:table-cell office:value-type="date" office:date-value="2025-12-21T15:00:02" calcext:value-type="date">
            <text:p>2025-12-21 15:00:0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74 pages, 66.4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ddtech.com/fileadmin/user_upload/Addtech-Annual-Report-2020-2021.pdf</text:p>
          </table:table-cell>
          <table:table-cell office:value-type="string" calcext:value-type="string">
            <text:p>https://www.addtech.com/investors-and-media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74 pages (reasonable length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664" calcext:value-type="percentage">
            <text:p>66.40%</text:p>
          </table:table-cell>
          <table:table-cell/>
          <table:table-cell office:value-type="date" office:date-value="2025-12-21T14:59:59" calcext:value-type="date">
            <text:p>2025-12-21 14:59:59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74 pages, 66.4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ddtech.com/fileadmin/user_upload/Arsredovisningar/Addtech-Annual-Report-2021-2022.pdf</text:p>
          </table:table-cell>
          <table:table-cell office:value-type="string" calcext:value-type="string">
            <text:p>https://www.addtech.com/investors-and-media</text:p>
          </table:table-cell>
          <table:table-cell office:value-type="float" office:value="74" calcext:value-type="float">
            <text:p>74</text:p>
          </table:table-cell>
          <table:table-cell office:value-type="float" office:value="12.47" calcext:value-type="float">
            <text:p>12.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Contains 'arsredovisning'; 74 pages (reasonable length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664" calcext:value-type="percentage">
            <text:p>66.40%</text:p>
          </table:table-cell>
          <table:table-cell/>
          <table:table-cell office:value-type="date" office:date-value="2025-12-21T15:00:01" calcext:value-type="date">
            <text:p>2025-12-21 15:00:01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80 pages, 68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ddtech.com/fileadmin/user_upload/Arsredovisningar/Addtech-Annual-Report-22-23.pdf</text:p>
          </table:table-cell>
          <table:table-cell office:value-type="string" calcext:value-type="string">
            <text:p>https://www.addtech.com/investors-and-media</text:p>
          </table:table-cell>
          <table:table-cell office:value-type="float" office:value="80" calcext:value-type="float">
            <text:p>80</text:p>
          </table:table-cell>
          <table:table-cell office:value-type="float" office:value="14.21" calcext:value-type="float">
            <text:p>14.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Contains 'arsredovisning'; 8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68" calcext:value-type="percentage">
            <text:p>68.00%</text:p>
          </table:table-cell>
          <table:table-cell/>
          <table:table-cell office:value-type="date" office:date-value="2025-12-21T14:59:57" calcext:value-type="date">
            <text:p>2025-12-21 14:59:57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5 pages, 88.0% confidenc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ready downloaded</text:p>
          </table:table-cell>
          <table:table-cell office:value-type="string" calcext:value-type="string">
            <text:p>https://www.addtech.com/investors-and-media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Previously Downloaded</text:p>
          </table:table-cell>
          <table:table-cell office:value-type="string" calcext:value-type="string">
            <text:p>Skipped (file already exist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8" calcext:value-type="percentage">
            <text:p>88.00%</text:p>
          </table:table-cell>
          <table:table-cell/>
          <table:table-cell office:value-type="date" office:date-value="2025-12-21T14:59:57" calcext:value-type="date">
            <text:p>2025-12-21 14:59:57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ddtech 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addtech.com/investors-and-media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2 pages, 87.2% confidenc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ready downloaded</text:p>
          </table:table-cell>
          <table:table-cell office:value-type="string" calcext:value-type="string">
            <text:p>https://www.addtech.com/investors-and-media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Previously Downloaded</text:p>
          </table:table-cell>
          <table:table-cell office:value-type="string" calcext:value-type="string">
            <text:p>Skipped (file already exist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72" calcext:value-type="percentage">
            <text:p>87.20%</text:p>
          </table:table-cell>
          <table:table-cell/>
          <table:table-cell office:value-type="date" office:date-value="2025-12-21T15:00:02" calcext:value-type="date">
            <text:p>2025-12-21 15:00:0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08 pages, 75.5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ttps://www.atlascopcogroup.com/content/dam/atlas-copco/group/documents/investors/financial-publications/english/20251023-en-q3-2025-ge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39" calcext:value-type="float">
            <text:p>0.39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55" calcext:value-type="percentage">
            <text:p>75.50%</text:p>
          </table:table-cell>
          <table:table-cell/>
          <table:table-cell office:value-type="date" office:date-value="2025-12-21T15:00:03" calcext:value-type="date">
            <text:p>2025-12-21 15:00:0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2 pages, 76.5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ttps://www.atlascopcogroup.com/content/dam/atlas-copco/group/documents/investors/financial-publications/english/20211021-en-q3-2021-pj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96" calcext:value-type="float">
            <text:p>0.96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65" calcext:value-type="percentage">
            <text:p>76.50%</text:p>
          </table:table-cell>
          <table:table-cell/>
          <table:table-cell office:value-type="date" office:date-value="2025-12-21T15:00:02" calcext:value-type="date">
            <text:p>2025-12-21 15:00:0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6 pages, 77.6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ttps://www.atlascopcogroup.com/content/dam/atlas-copco/group/documents/investors/financial-publications/english/20221019-en-q3-2022-ab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.4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76" calcext:value-type="percentage">
            <text:p>77.60%</text:p>
          </table:table-cell>
          <table:table-cell/>
          <table:table-cell office:value-type="date" office:date-value="2025-12-21T15:00:03" calcext:value-type="date">
            <text:p>2025-12-21 15:00:0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6 pages, 77.6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ttps://www.atlascopcogroup.com/content/dam/atlas-copco/group/documents/investors/financial-publications/english/20231025-en-q3-2023-ri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43" calcext:value-type="float">
            <text:p>0.43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76" calcext:value-type="percentage">
            <text:p>77.60%</text:p>
          </table:table-cell>
          <table:table-cell/>
          <table:table-cell office:value-type="date" office:date-value="2025-12-21T15:00:02" calcext:value-type="date">
            <text:p>2025-12-21 15:00:0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6 pages, 77.6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ttps://www.atlascopcogroup.com/content/dam/atlas-copco/group/documents/investors/financial-publications/english/atla-2024-12-31-0-en.xhtml.coredownload.inline.xhtml</text:p>
          </table:table-cell>
          <table:table-cell office:value-type="string" calcext:value-type="string">
            <text:p>https://www.atlascopcogroup.com/en/investor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76" calcext:value-type="percentage">
            <text:p>77.60%</text:p>
          </table:table-cell>
          <table:table-cell/>
          <table:table-cell office:value-type="date" office:date-value="2025-12-21T15:00:02" calcext:value-type="date">
            <text:p>2025-12-21 15:00:0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SA ABLOY B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assaabloy.com/group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4 pages, 90.4% confidence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https://www.epirocgroup.com/en/investors/investor-contact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04" calcext:value-type="percentage">
            <text:p>90.40%</text:p>
          </table:table-cell>
          <table:table-cell/>
          <table:table-cell office:value-type="date" office:date-value="2025-12-21T15:00:03" calcext:value-type="date">
            <text:p>2025-12-21 15:00:0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76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19/pdf/AstraZeneca_AR_2019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76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5" calcext:value-type="date">
            <text:p>2025-12-21 14:59:5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88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20/pdf/AstraZeneca_AR_2020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88" calcext:value-type="float">
            <text:p>288</text:p>
          </table:table-cell>
          <table:table-cell office:value-type="float" office:value="12.31" calcext:value-type="float">
            <text:p>12.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8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4" calcext:value-type="date">
            <text:p>2025-12-21 14:59:5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32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21/pdf/AstraZeneca_AR_2021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32" calcext:value-type="float">
            <text:p>232</text:p>
          </table:table-cell>
          <table:table-cell office:value-type="float" office:value="12.87" calcext:value-type="float">
            <text:p>12.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3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4" calcext:value-type="date">
            <text:p>2025-12-21 14:59:5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28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22/pdf/AstraZeneca_AR_2022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28" calcext:value-type="float">
            <text:p>228</text:p>
          </table:table-cell>
          <table:table-cell office:value-type="float" office:value="13.2" calcext:value-type="float">
            <text:p>13.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2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4" calcext:value-type="date">
            <text:p>2025-12-21 14:59:5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40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23/pdf/AstraZeneca_AR_2023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40" calcext:value-type="float">
            <text:p>240</text:p>
          </table:table-cell>
          <table:table-cell office:value-type="float" office:value="21.58" calcext:value-type="float">
            <text:p>21.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4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3" calcext:value-type="date">
            <text:p>2025-12-21 14:59:5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AstraZeneca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48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strazeneca.com/content/dam/az/Investor_Relations/annual-report-2024/pdf/AstraZeneca_AR_2024.pdf</text:p>
          </table:table-cell>
          <table:table-cell office:value-type="string" calcext:value-type="string">
            <text:p>https://www.astrazeneca.com/investor-relations/contacts-information.html</text:p>
          </table:table-cell>
          <table:table-cell office:value-type="float" office:value="248" calcext:value-type="float">
            <text:p>248</text:p>
          </table:table-cell>
          <table:table-cell office:value-type="float" office:value="13.93" calcext:value-type="float">
            <text:p>13.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4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4:59:55" calcext:value-type="date">
            <text:p>2025-12-21 14:59:55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20 &lt; 50)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atlascopcogroup.com/content/dam/atlas-copco/group/documents/investors/financial-publications/english/20191021-en-q3-2019-rh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q3'; Only 20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o few pages (20 &lt; 50)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18 &lt; 50); Year 2020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atlascopcogroup.com/content/dam/atlas-copco/group/documents/investors/financial-publications/english/20251023-en-q3-2025-ge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39" calcext:value-type="float">
            <text:p>0.39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q3'; Only 18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Too few pages (18 &lt; 50); Year 2020 not found in PDF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18 &lt; 50)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atlascopcogroup.com/content/dam/atlas-copco/group/documents/investors/financial-publications/english/20211021-en-q3-2021-pj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96" calcext:value-type="float">
            <text:p>0.96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q3'; Only 18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o few pages (18 &lt; 50)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19 &lt; 50)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atlascopcogroup.com/content/dam/atlas-copco/group/documents/investors/financial-publications/english/20221019-en-q3-2022-ab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.4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q3'; Only 19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o few pages (19 &lt; 50)</text:p>
          </table:table-cell>
          <table:table-cell office:value-type="date" office:date-value="2025-12-21T15:02:16" calcext:value-type="date">
            <text:p>2025-12-21 15:02:16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18 &lt; 50)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atlascopcogroup.com/content/dam/atlas-copco/group/documents/investors/financial-publications/english/20231025-en-q3-2023-ri.pdf.coredownload.pdf</text:p>
          </table:table-cell>
          <table:table-cell office:value-type="string" calcext:value-type="string">
            <text:p>https://www.atlascopcogroup.com/en/investors</text:p>
          </table:table-cell>
          <table:table-cell office:value-type="float" office:value="18" calcext:value-type="float">
            <text:p>18</text:p>
          </table:table-cell>
          <table:table-cell office:value-type="float" office:value="0.43" calcext:value-type="float">
            <text:p>0.43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q3'; Only 18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Too few pages (18 &lt; 50)</text:p>
          </table:table-cell>
          <table:table-cell office:value-type="date" office:date-value="2025-12-21T15:02:16" calcext:value-type="date">
            <text:p>2025-12-21 15:02:16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atlascopcogroup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www.atlascopcogroup.com/content/dam/atlas-copco/group/documents/investors/financial-publications/english/atla-2024-12-31-0-en.xhtml.coredownload.inline.xhtml</text:p>
          </table:table-cell>
          <table:table-cell office:value-type="string" calcext:value-type="string">
            <text:p>https://www.atlascopcogroup.com/en/investor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19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investors.boliden.com/sites/boliden-ir/files/pr/201903076646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24" calcext:value-type="float">
            <text:p>124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497" calcext:value-type="percentage">
            <text:p>49.70%</text:p>
          </table:table-cell>
          <table:table-cell office:value-type="string" calcext:value-type="string">
            <text:p>Year 2019 not found in PDF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92 pages, 97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investors.boliden.com/sites/boliden-ir/files/pr/202503192744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79" calcext:value-type="percentage">
            <text:p>97.90%</text:p>
          </table:table-cell>
          <table:table-cell/>
          <table:table-cell office:value-type="date" office:date-value="2025-12-21T15:00:39" calcext:value-type="date">
            <text:p>2025-12-21 15:00:39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24 pages, 79.7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investors.boliden.com/sites/boliden-ir/files/pr/202103096361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24" calcext:value-type="float">
            <text:p>124</text:p>
          </table:table-cell>
          <table:table-cell office:value-type="float" office:value="12.62" calcext:value-type="float">
            <text:p>12.62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97" calcext:value-type="percentage">
            <text:p>79.70%</text:p>
          </table:table-cell>
          <table:table-cell/>
          <table:table-cell office:value-type="date" office:date-value="2025-12-21T15:00:40" calcext:value-type="date">
            <text:p>2025-12-21 15:00:40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2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investors.boliden.com/sites/boliden-ir/files/pr/202203086784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28" calcext:value-type="float">
            <text:p>128</text:p>
          </table:table-cell>
          <table:table-cell office:value-type="float" office:value="7.95" calcext:value-type="float">
            <text:p>7.95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508" calcext:value-type="percentage">
            <text:p>50.80%</text:p>
          </table:table-cell>
          <table:table-cell office:value-type="string" calcext:value-type="string">
            <text:p>Year 2022 not found in PDF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3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investors.boliden.com/sites/boliden-ir/files/pr/202303076693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36" calcext:value-type="float">
            <text:p>136</text:p>
          </table:table-cell>
          <table:table-cell office:value-type="float" office:value="7.38" calcext:value-type="float">
            <text:p>7.3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36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529" calcext:value-type="percentage">
            <text:p>52.90%</text:p>
          </table:table-cell>
          <table:table-cell office:value-type="string" calcext:value-type="string">
            <text:p>Year 2023 not found in PDF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Boliden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investors.boliden.com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92 pages, 97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investors.boliden.com/sites/boliden-ir/files/pr/Boliden_AR_2024_ENG%20Print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92" calcext:value-type="float">
            <text:p>192</text:p>
          </table:table-cell>
          <table:table-cell office:value-type="float" office:value="20.76" calcext:value-type="float">
            <text:p>20.76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79" calcext:value-type="percentage">
            <text:p>97.90%</text:p>
          </table:table-cell>
          <table:table-cell/>
          <table:table-cell office:value-type="date" office:date-value="2025-12-21T15:00:40" calcext:value-type="date">
            <text:p>2025-12-21 15:00:40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annualreport.sandvik/en/2024/services/downloads.html</text:p>
          </table:table-cell>
          <table:table-cell office:value-type="string" calcext:value-type="string">
            <text:p>https://www.epirocgroup.com/en/investors/investor-contact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2 pages, 87.2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pirocgroup.com/content/dam/epiroc/corporate/documents/investors/annual-report/Epiroc%20-%20Annual%20and%20Sustainability%20Report%202020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5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72" calcext:value-type="percentage">
            <text:p>87.20%</text:p>
          </table:table-cell>
          <table:table-cell/>
          <table:table-cell office:value-type="date" office:date-value="2025-12-21T15:00:37" calcext:value-type="date">
            <text:p>2025-12-21 15:00:37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/>
          <table:table-cell office:value-type="string" calcext:value-type="string">
            <text:p>https://www.epirocgroup.com/en/investors/investor-contact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2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epirocgroup.com/content/dam/epiroc/corporate/documents/investors/annual-report/2022/Annual%20and%20Sustainability%20Report%202021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152" calcext:value-type="float">
            <text:p>152</text:p>
          </table:table-cell>
          <table:table-cell office:value-type="float" office:value="12.51" calcext:value-type="float">
            <text:p>12.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5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572" calcext:value-type="percentage">
            <text:p>57.20%</text:p>
          </table:table-cell>
          <table:table-cell office:value-type="string" calcext:value-type="string">
            <text:p>Year 2022 not found in PDF</text:p>
          </table:table-cell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3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epirocgroup.com/content/dam/epiroc/corporate/documents/investors/annual-report/annual-report-2023/Epiroc%20Annual%20and%20Sustainability%20Report%202022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6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Year 2023 not found in PDF</text:p>
          </table:table-cell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Epiroc A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12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pirocgroup.com/content/dam/epiroc/corporate/documents/investors/annual-report/2024/new/Epiroc%20Annual%20and%20Sustainability%20Report%202024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212" calcext:value-type="float">
            <text:p>212</text:p>
          </table:table-cell>
          <table:table-cell office:value-type="float" office:value="10.38" calcext:value-type="float">
            <text:p>10.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1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7" calcext:value-type="date">
            <text:p>2025-12-21 15:00:37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19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ericsson.com/494193/assets/local/investors/documents/2020/annual-report-2020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13" calcext:value-type="float">
            <text:p>213</text:p>
          </table:table-cell>
          <table:table-cell office:value-type="float" office:value="4.05" calcext:value-type="float">
            <text:p>4.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13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Year 2019 not found in PDF</text:p>
          </table:table-cell>
          <table:table-cell office:value-type="date" office:date-value="2025-12-21T15:02:15" calcext:value-type="date">
            <text:p>2025-12-21 15:02:15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46 &lt; 50); Year 2020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ericsson.com/4a8fc0/assets/local/investors/documents/financial-reports-and-filings/interim-reports-archive/2025/9month25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46" calcext:value-type="float">
            <text:p>46</text:p>
          </table:table-cell>
          <table:table-cell office:value-type="float" office:value="0.47" calcext:value-type="float">
            <text:p>0.47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Quarterly/Interim Report</text:p>
          </table:table-cell>
          <table:table-cell office:value-type="string" calcext:value-type="string">
            <text:p>Contains 'interim'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Too few pages (46 &lt; 50); Year 2020 not found in PDF</text:p>
          </table:table-cell>
          <table:table-cell office:value-type="date" office:date-value="2025-12-21T15:02:14" calcext:value-type="date">
            <text:p>2025-12-21 15:02:14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19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ricsson.com/4943ad/assets/local/investors/documents/2021/annual-report-2021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19" calcext:value-type="float">
            <text:p>219</text:p>
          </table:table-cell>
          <table:table-cell office:value-type="float" office:value="4.45" calcext:value-type="float">
            <text:p>4.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19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3" calcext:value-type="date">
            <text:p>2025-12-21 15:00:3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40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ricsson.com/493d1d/assets/local/investors/documents/2022/annual-report-2022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40" calcext:value-type="float">
            <text:p>240</text:p>
          </table:table-cell>
          <table:table-cell office:value-type="float" office:value="4.58" calcext:value-type="float">
            <text:p>4.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4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3" calcext:value-type="date">
            <text:p>2025-12-21 15:00:3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41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ricsson.com/4933e7/assets/local/investors/documents/2023/annual-report-2023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41" calcext:value-type="float">
            <text:p>241</text:p>
          </table:table-cell>
          <table:table-cell office:value-type="float" office:value="4.29" calcext:value-type="float">
            <text:p>4.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41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3" calcext:value-type="date">
            <text:p>2025-12-21 15:00:3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ricsson B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ericsson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44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ricsson.com/49317f/assets/local/investors/documents/2024/annual-report-2024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44" calcext:value-type="float">
            <text:p>244</text:p>
          </table:table-cell>
          <table:table-cell office:value-type="float" office:value="8.45" calcext:value-type="float">
            <text:p>8.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4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4" calcext:value-type="date">
            <text:p>2025-12-21 15:00:34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group.skanska.com/4a1971/siteassets/investors/reports-publications/annual-reports/2020/annual-and-sustainability-report-2020.pdf</text:p>
          </table:table-cell>
          <table:table-cell office:value-type="string" calcext:value-type="string">
            <text:p>https://www.essity.com/investors/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48 pages, 86.1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assets.www.essity.com/essity/Essity_Annual%20and%20Sustainability%20Report%202021_220302.pdf</text:p>
          </table:table-cell>
          <table:table-cell office:value-type="string" calcext:value-type="string">
            <text:p>https://www.essity.com/investors/</text:p>
          </table:table-cell>
          <table:table-cell office:value-type="float" office:value="148" calcext:value-type="float">
            <text:p>148</text:p>
          </table:table-cell>
          <table:table-cell office:value-type="float" office:value="8.06" calcext:value-type="float">
            <text:p>8.06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4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61" calcext:value-type="percentage">
            <text:p>86.10%</text:p>
          </table:table-cell>
          <table:table-cell/>
          <table:table-cell office:value-type="date" office:date-value="2025-12-21T15:00:36" calcext:value-type="date">
            <text:p>2025-12-21 15:00:36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group.skanska.com/49b28a/siteassets/investors/reports-publications/annual-reports/2021/annual-and-sustainability-report-2021.pdf</text:p>
          </table:table-cell>
          <table:table-cell office:value-type="string" calcext:value-type="string">
            <text:p>https://www.essity.com/investors/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4 pages, 90.4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assets.www.essity.com/essity/Essity_Annual-and-Sustainability-Report-2022_0302.pdf</text:p>
          </table:table-cell>
          <table:table-cell office:value-type="string" calcext:value-type="string">
            <text:p>https://www.essity.com/investors/</text:p>
          </table:table-cell>
          <table:table-cell office:value-type="float" office:value="164" calcext:value-type="float">
            <text:p>164</text:p>
          </table:table-cell>
          <table:table-cell office:value-type="float" office:value="13.06" calcext:value-type="float">
            <text:p>13.06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04" calcext:value-type="percentage">
            <text:p>90.40%</text:p>
          </table:table-cell>
          <table:table-cell/>
          <table:table-cell office:value-type="date" office:date-value="2025-12-21T15:00:36" calcext:value-type="date">
            <text:p>2025-12-21 15:00:36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88 pages, 96.8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assets.www.essity.com/essity/Essity_AR_ENG_2023.pdf</text:p>
          </table:table-cell>
          <table:table-cell office:value-type="string" calcext:value-type="string">
            <text:p>https://www.essity.com/investors/</text:p>
          </table:table-cell>
          <table:table-cell office:value-type="float" office:value="188" calcext:value-type="float">
            <text:p>188</text:p>
          </table:table-cell>
          <table:table-cell office:value-type="float" office:value="15.4" calcext:value-type="float">
            <text:p>15.4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8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68" calcext:value-type="percentage">
            <text:p>96.80%</text:p>
          </table:table-cell>
          <table:table-cell/>
          <table:table-cell office:value-type="date" office:date-value="2025-12-21T15:00:34" calcext:value-type="date">
            <text:p>2025-12-21 15:00:3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ssity B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essity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92 pages, 97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assets.www.essity.com/essity/Essity_AR24_Eng.pdf</text:p>
          </table:table-cell>
          <table:table-cell office:value-type="string" calcext:value-type="string">
            <text:p>https://www.essity.com/investors/</text:p>
          </table:table-cell>
          <table:table-cell office:value-type="float" office:value="192" calcext:value-type="float">
            <text:p>192</text:p>
          </table:table-cell>
          <table:table-cell office:value-type="float" office:value="16.42" calcext:value-type="float">
            <text:p>16.42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79" calcext:value-type="percentage">
            <text:p>97.90%</text:p>
          </table:table-cell>
          <table:table-cell/>
          <table:table-cell office:value-type="date" office:date-value="2025-12-21T15:00:36" calcext:value-type="date">
            <text:p>2025-12-21 15:00:36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/>
          <table:table-cell office:value-type="string" calcext:value-type="string">
            <text:p>https://www.evolution.com/investors/ir-contacts/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29 pages, 81.1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mb.cision.com/Main/12069/4135965/3390785.pdf</text:p>
          </table:table-cell>
          <table:table-cell office:value-type="string" calcext:value-type="string">
            <text:p>https://www.evolution.com/investors/ir-contacts/</text:p>
          </table:table-cell>
          <table:table-cell office:value-type="float" office:value="129" calcext:value-type="float">
            <text:p>129</text:p>
          </table:table-cell>
          <table:table-cell office:value-type="float" office:value="6.78" calcext:value-type="float">
            <text:p>6.7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9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11" calcext:value-type="percentage">
            <text:p>81.1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7 pages, 77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evolution-com-media.s3.eu-central-1.amazonaws.com/s3fs-public/1550307.pdf</text:p>
          </table:table-cell>
          <table:table-cell office:value-type="string" calcext:value-type="string">
            <text:p>https://www.evolution.com/investors/ir-contacts/</text:p>
          </table:table-cell>
          <table:table-cell office:value-type="float" office:value="117" calcext:value-type="float">
            <text:p>117</text:p>
          </table:table-cell>
          <table:table-cell office:value-type="float" office:value="8.88" calcext:value-type="float">
            <text:p>8.8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17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79" calcext:value-type="percentage">
            <text:p>77.9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/>
          <table:table-cell office:value-type="string" calcext:value-type="string">
            <text:p>https://www.evolution.com/investors/ir-contacts/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21 pages, 78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volution.com/wp-content/uploads/2023/03/Annual_Report_English_2022.pdf</text:p>
          </table:table-cell>
          <table:table-cell office:value-type="string" calcext:value-type="string">
            <text:p>https://www.evolution.com/investors/ir-contacts/</text:p>
          </table:table-cell>
          <table:table-cell office:value-type="float" office:value="121" calcext:value-type="float">
            <text:p>121</text:p>
          </table:table-cell>
          <table:table-cell office:value-type="float" office:value="8.58" calcext:value-type="float">
            <text:p>8.5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1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89" calcext:value-type="percentage">
            <text:p>78.9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Evolution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evolution.com/investors/ir-contact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17 pages, 77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evolution.com/wp-content/uploads/2024/04/Evolution_Annual_Report_2023.pdf</text:p>
          </table:table-cell>
          <table:table-cell office:value-type="string" calcext:value-type="string">
            <text:p>https://www.evolution.com/investors/ir-contacts/</text:p>
          </table:table-cell>
          <table:table-cell office:value-type="float" office:value="117" calcext:value-type="float">
            <text:p>117</text:p>
          </table:table-cell>
          <table:table-cell office:value-type="float" office:value="7.45" calcext:value-type="float">
            <text:p>7.45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17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79" calcext:value-type="percentage">
            <text:p>77.9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78 pages, 94.1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s3.eu-central-1.amazonaws.com/hexagonassets/Annual-Report-2019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178" calcext:value-type="float">
            <text:p>178</text:p>
          </table:table-cell>
          <table:table-cell office:value-type="float" office:value="8.74" calcext:value-type="float">
            <text:p>8.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7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41" calcext:value-type="percentage">
            <text:p>94.1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0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s3.eu-central-1.amazonaws.com/hexagonassets/HEX-Annual-Report-2018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156" calcext:value-type="float">
            <text:p>156</text:p>
          </table:table-cell>
          <table:table-cell office:value-type="float" office:value="4.14" calcext:value-type="float">
            <text:p>4.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56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583" calcext:value-type="percentage">
            <text:p>58.30%</text:p>
          </table:table-cell>
          <table:table-cell office:value-type="string" calcext:value-type="string">
            <text:p>Year 2020 not found in PDF</text:p>
          </table:table-cell>
          <table:table-cell office:value-type="date" office:date-value="2025-12-21T15:02:17" calcext:value-type="date">
            <text:p>2025-12-21 15:02:17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85 pages, 96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s3.eu-central-1.amazonaws.com/hexagonassets/Hexagon-Composites-Annual-report-2021_vF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185" calcext:value-type="float">
            <text:p>185</text:p>
          </table:table-cell>
          <table:table-cell office:value-type="float" office:value="8.49" calcext:value-type="float">
            <text:p>8.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85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77 pages, 93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s3.eu-central-1.amazonaws.com/hexagonassets/HEX-Annual-and-sustainability-report-2022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177" calcext:value-type="float">
            <text:p>177</text:p>
          </table:table-cell>
          <table:table-cell office:value-type="float" office:value="6.79" calcext:value-type="float">
            <text:p>6.79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77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39" calcext:value-type="percentage">
            <text:p>93.90%</text:p>
          </table:table-cell>
          <table:table-cell/>
          <table:table-cell office:value-type="date" office:date-value="2025-12-21T15:00:44" calcext:value-type="date">
            <text:p>2025-12-21 15:00:4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01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s3.eu-central-1.amazonaws.com/hexagonassets/Hexagon-Composites-Annual-report-2023.pdf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201" calcext:value-type="float">
            <text:p>201</text:p>
          </table:table-cell>
          <table:table-cell office:value-type="float" office:value="9.76" calcext:value-type="float">
            <text:p>9.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01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44" calcext:value-type="date">
            <text:p>2025-12-21 15:00:44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Hexagon B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hexagongroup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34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s3.eu-central-1.amazonaws.com/hexagonassets/HEX-Annual-and-Sustainability-Report-2024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234" calcext:value-type="float">
            <text:p>234</text:p>
          </table:table-cell>
          <table:table-cell office:value-type="float" office:value="44.4" calcext:value-type="float">
            <text:p>44.4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3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45" calcext:value-type="date">
            <text:p>2025-12-21 15:00:4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04 pages, 74.4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network.s-z.se/app/uploads/sites/16/lifco-annual-report-2019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04" calcext:value-type="float">
            <text:p>104</text:p>
          </table:table-cell>
          <table:table-cell office:value-type="float" office:value="2.94" calcext:value-type="float">
            <text:p>2.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0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44" calcext:value-type="percentage">
            <text:p>74.40%</text:p>
          </table:table-cell>
          <table:table-cell/>
          <table:table-cell office:value-type="date" office:date-value="2025-12-21T15:00:32" calcext:value-type="date">
            <text:p>2025-12-21 15:00:32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Year 2020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network.s-z.se/app/uploads/sites/16/Lifco-annual-report-2017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92" calcext:value-type="float">
            <text:p>92</text:p>
          </table:table-cell>
          <table:table-cell office:value-type="float" office:value="3.4" calcext:value-type="float">
            <text:p>3.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9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412" calcext:value-type="percentage">
            <text:p>41.20%</text:p>
          </table:table-cell>
          <table:table-cell office:value-type="string" calcext:value-type="string">
            <text:p>Year 2020 not found in PDF</text:p>
          </table:table-cell>
          <table:table-cell office:value-type="date" office:date-value="2025-12-21T15:02:14" calcext:value-type="date">
            <text:p>2025-12-21 15:02:14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20 pages, 78.7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network.s-z.se/app/uploads/sites/16/eng_lifco_annual_report_2021_webb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20" calcext:value-type="float">
            <text:p>120</text:p>
          </table:table-cell>
          <table:table-cell office:value-type="float" office:value="4.53" calcext:value-type="float">
            <text:p>4.53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2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787" calcext:value-type="percentage">
            <text:p>78.70%</text:p>
          </table:table-cell>
          <table:table-cell/>
          <table:table-cell office:value-type="date" office:date-value="2025-12-21T15:00:31" calcext:value-type="date">
            <text:p>2025-12-21 15:00:31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6 pages, 88.3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network.s-z.se/app/uploads/sites/16/en_lifco_annualreport_2022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56" calcext:value-type="float">
            <text:p>156</text:p>
          </table:table-cell>
          <table:table-cell office:value-type="float" office:value="5.68" calcext:value-type="float">
            <text:p>5.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report'; 156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83" calcext:value-type="percentage">
            <text:p>88.30%</text:p>
          </table:table-cell>
          <table:table-cell/>
          <table:table-cell office:value-type="date" office:date-value="2025-12-21T15:00:31" calcext:value-type="date">
            <text:p>2025-12-21 15:00:31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8 pages, 88.8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network.s-z.se/app/uploads/sites/16/lifco_annual_report_2023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58" calcext:value-type="float">
            <text:p>158</text:p>
          </table:table-cell>
          <table:table-cell office:value-type="float" office:value="5.41" calcext:value-type="float">
            <text:p>5.41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5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88" calcext:value-type="percentage">
            <text:p>88.80%</text:p>
          </table:table-cell>
          <table:table-cell/>
          <table:table-cell office:value-type="date" office:date-value="2025-12-21T15:00:30" calcext:value-type="date">
            <text:p>2025-12-21 15:00:30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Lifco B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lifco.se/investors/financial-report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54 pages, 87.7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network.s-z.se/app/uploads/sites/16/Lifco-annual-report-2024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54" calcext:value-type="float">
            <text:p>154</text:p>
          </table:table-cell>
          <table:table-cell office:value-type="float" office:value="8.87" calcext:value-type="float">
            <text:p>8.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5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77" calcext:value-type="percentage">
            <text:p>87.70%</text:p>
          </table:table-cell>
          <table:table-cell/>
          <table:table-cell office:value-type="date" office:date-value="2025-12-21T15:00:32" calcext:value-type="date">
            <text:p>2025-12-21 15:00:32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nibe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4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ricsson.com/4a8fc0/assets/local/investors/documents/financial-reports-and-filings/interim-reports-archive/2025/9month25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46" calcext:value-type="float">
            <text:p>46</text:p>
          </table:table-cell>
          <table:table-cell office:value-type="float" office:value="0.47" calcext:value-type="float">
            <text:p>0.4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Quarterly/Interim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global.abb/content/dam/abb/global/group/investors/results-and-reports/annual_reporting_suite/2023/ABB%20Form%20SD%202023.pdf</text:p>
          </table:table-cell>
          <table:table-cell office:value-type="string" calcext:value-type="string">
            <text:p>https://global.abb/group/en/investors</text:p>
          </table:table-cell>
          <table:table-cell office:value-type="float" office:value="23" calcext:value-type="float">
            <text:p>23</text:p>
          </table:table-cell>
          <table:table-cell office:value-type="float" office:value="0.38" calcext:value-type="float">
            <text:p>0.3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tele2.com/files/globalassets/documents/reports/annual-reports/2018/tl2_corpgov2018_eng_190329_index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7" calcext:value-type="float">
            <text:p>17</text:p>
          </table:table-cell>
          <table:table-cell office:value-type="float" office:value="0.51" calcext:value-type="float">
            <text:p>0.5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investors.boliden.com/sites/boliden-ir/files/pr/201903076646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24" calcext:value-type="float">
            <text:p>124</text:p>
          </table:table-cell>
          <table:table-cell office:value-type="float" office:value="7.68" calcext:value-type="float">
            <text:p>7.6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investors.boliden.com/sites/boliden-ir/files/pr/202503192744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saab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investors.boliden.com/sites/boliden-ir/files/pr/202103096361-1.pdf</text:p>
          </table:table-cell>
          <table:table-cell office:value-type="string" calcext:value-type="string">
            <text:p>https://investors.boliden.com/</text:p>
          </table:table-cell>
          <table:table-cell office:value-type="float" office:value="124" calcext:value-type="float">
            <text:p>124</text:p>
          </table:table-cell>
          <table:table-cell office:value-type="float" office:value="12.62" calcext:value-type="float">
            <text:p>12.62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48 pages, 86.1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home.sandvik/siteassets/investors/reports--presentations/annual-reports/annual-report-2019.pdf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48" calcext:value-type="float">
            <text:p>148</text:p>
          </table:table-cell>
          <table:table-cell office:value-type="float" office:value="6.85" calcext:value-type="float">
            <text:p>6.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4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61" calcext:value-type="percentage">
            <text:p>86.10%</text:p>
          </table:table-cell>
          <table:table-cell/>
          <table:table-cell office:value-type="date" office:date-value="2025-12-21T15:00:30" calcext:value-type="date">
            <text:p>2025-12-21 15:00:30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48 pages, 86.1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home.sandvik/siteassets/investors/reports--presentations/annual-reports/annual-report-2020.pdf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48" calcext:value-type="float">
            <text:p>148</text:p>
          </table:table-cell>
          <table:table-cell office:value-type="float" office:value="8.11" calcext:value-type="float">
            <text:p>8.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48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61" calcext:value-type="percentage">
            <text:p>86.10%</text:p>
          </table:table-cell>
          <table:table-cell/>
          <table:table-cell office:value-type="date" office:date-value="2025-12-21T15:00:15" calcext:value-type="date">
            <text:p>2025-12-21 15:00:15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0 pages, 89.3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home.sandvik/siteassets/investors/reports--presentations/annual-reports/annual-report-2021.pdf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60" calcext:value-type="float">
            <text:p>160</text:p>
          </table:table-cell>
          <table:table-cell office:value-type="float" office:value="10.48" calcext:value-type="float">
            <text:p>10.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16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93" calcext:value-type="percentage">
            <text:p>89.30%</text:p>
          </table:table-cell>
          <table:table-cell/>
          <table:table-cell office:value-type="date" office:date-value="2025-12-21T15:00:23" calcext:value-type="date">
            <text:p>2025-12-21 15:00:23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0 pages, 89.3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annualreport.sandvik/en/2022/servicepages/downloads/files/entire-en-svk-ar22.pdf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60" calcext:value-type="float">
            <text:p>160</text:p>
          </table:table-cell>
          <table:table-cell office:value-type="float" office:value="9.47" calcext:value-type="float">
            <text:p>9.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report'; 160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93" calcext:value-type="percentage">
            <text:p>89.30%</text:p>
          </table:table-cell>
          <table:table-cell/>
          <table:table-cell office:value-type="date" office:date-value="2025-12-21T15:00:07" calcext:value-type="date">
            <text:p>2025-12-21 15:00:07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www.annualreport.sandvik/en/2023/services/downloads.html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64" calcext:value-type="float">
            <text:p>164</text:p>
          </table:table-cell>
          <table:table-cell office:value-type="float" office:value="13.06" calcext:value-type="float">
            <text:p>13.06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home.sandvik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www.annualreport.sandvik/en/2024/services/downloads.html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88" calcext:value-type="float">
            <text:p>188</text:p>
          </table:table-cell>
          <table:table-cell office:value-type="float" office:value="15.4" calcext:value-type="float">
            <text:p>15.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EOF marker not found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assets.www.essity.com/essity/Essity_AR24_Eng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192" calcext:value-type="float">
            <text:p>192</text:p>
          </table:table-cell>
          <table:table-cell office:value-type="float" office:value="16.42" calcext:value-type="float">
            <text:p>16.42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mb.cision.com/Main/12069/4135965/3390785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129" calcext:value-type="float">
            <text:p>129</text:p>
          </table:table-cell>
          <table:table-cell office:value-type="float" office:value="6.78" calcext:value-type="float">
            <text:p>6.7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evolution-com-media.s3.eu-central-1.amazonaws.com/s3fs-public/1550307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117" calcext:value-type="float">
            <text:p>117</text:p>
          </table:table-cell>
          <table:table-cell office:value-type="float" office:value="8.88" calcext:value-type="float">
            <text:p>8.8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evolution.com/wp-content/uploads/2023/03/Annual_Report_English_2022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121" calcext:value-type="float">
            <text:p>121</text:p>
          </table:table-cell>
          <table:table-cell office:value-type="float" office:value="8.58" calcext:value-type="float">
            <text:p>8.5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evolution.com/wp-content/uploads/2024/04/Evolution_Annual_Report_2023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117" calcext:value-type="float">
            <text:p>117</text:p>
          </table:table-cell>
          <table:table-cell office:value-type="float" office:value="7.45" calcext:value-type="float">
            <text:p>7.4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SCA B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sca.com/en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02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sca.com/siteassets/investors/reports-and-presentations/annual-reports/2024/sca_ar24_eng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202" calcext:value-type="float">
            <text:p>202</text:p>
          </table:table-cell>
          <table:table-cell office:value-type="float" office:value="15.84" calcext:value-type="float">
            <text:p>15.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0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43" calcext:value-type="date">
            <text:p>2025-12-21 15:00:43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s3.eu-central-1.amazonaws.com/hexagonassets/HEX-Annual-and-Sustainability-Report-2024.pdf</text:p>
          </table:table-cell>
          <table:table-cell office:value-type="string" calcext:value-type="string">
            <text:p>https://hexagongroup.com/investors/</text:p>
          </table:table-cell>
          <table:table-cell office:value-type="float" office:value="234" calcext:value-type="float">
            <text:p>234</text:p>
          </table:table-cell>
          <table:table-cell office:value-type="float" office:value="44.4" calcext:value-type="float">
            <text:p>44.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network.s-z.se/app/uploads/sites/16/eng_lifco_annual_report_2021_webb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20" calcext:value-type="float">
            <text:p>120</text:p>
          </table:table-cell>
          <table:table-cell office:value-type="float" office:value="4.53" calcext:value-type="float">
            <text:p>4.53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network.s-z.se/app/uploads/sites/16/lifco_annual_report_2023.pdf</text:p>
          </table:table-cell>
          <table:table-cell office:value-type="string" calcext:value-type="string">
            <text:p>https://www.lifco.se/investors/financial-reports</text:p>
          </table:table-cell>
          <table:table-cell office:value-type="float" office:value="158" calcext:value-type="float">
            <text:p>158</text:p>
          </table:table-cell>
          <table:table-cell office:value-type="float" office:value="5.41" calcext:value-type="float">
            <text:p>5.4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tele2.com/files/Main/3372/3745977/tele2-annual-and-sustainability-report-2022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62" calcext:value-type="float">
            <text:p>162</text:p>
          </table:table-cell>
          <table:table-cell office:value-type="float" office:value="11.18" calcext:value-type="float">
            <text:p>11.1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tele2.com/files/Main/3372/3954298/annual-and-sustainability-report-2023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64" calcext:value-type="float">
            <text:p>164</text:p>
          </table:table-cell>
          <table:table-cell office:value-type="float" office:value="12.84" calcext:value-type="float">
            <text:p>12.8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sebgroup.com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tele2.com/files/Main/3372/4130047/tele2-annual-and-sustainability-report-2024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211" calcext:value-type="float">
            <text:p>211</text:p>
          </table:table-cell>
          <table:table-cell office:value-type="float" office:value="13.78" calcext:value-type="float">
            <text:p>13.7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group.skanska.com/4a1971/siteassets/investors/reports-publications/annual-reports/2020/annual-and-sustainability-report-2020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61" calcext:value-type="float">
            <text:p>61</text:p>
          </table:table-cell>
          <table:table-cell office:value-type="float" office:value="11.17" calcext:value-type="float">
            <text:p>11.1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group.skanska.com/4a18fd/siteassets/investors/reports-publications/annual-reports/2016/annual-report--2016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group.skanska.com/49b28a/siteassets/investors/reports-publications/annual-reports/2021/annual-and-sustainability-report-2021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74" calcext:value-type="float">
            <text:p>74</text:p>
          </table:table-cell>
          <table:table-cell office:value-type="float" office:value="12.47" calcext:value-type="float">
            <text:p>12.4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 table:visibility="filter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24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group.skanska.com/493785/siteassets/investors/reports-publications/annual-reports/2022/annual-and-sustainability-report-2022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224" calcext:value-type="float">
            <text:p>224</text:p>
          </table:table-cell>
          <table:table-cell office:value-type="float" office:value="15.54" calcext:value-type="float">
            <text:p>15.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2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47" calcext:value-type="date">
            <text:p>2025-12-21 15:00:47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26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group.skanska.com/493370/siteassets/investors/reports-publications/annual-reports/2023/annual-and-sustainability-report-2023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226" calcext:value-type="float">
            <text:p>226</text:p>
          </table:table-cell>
          <table:table-cell office:value-type="float" office:value="19.26" calcext:value-type="float">
            <text:p>19.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Contains 'annual-report'; 226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46" calcext:value-type="date">
            <text:p>2025-12-21 15:00:46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group.skanska.com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https://group.skanska.com/49490b/siteassets/investors/reports-publications/annual-reports/2024/annual-and-sustainability-report-2024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288" calcext:value-type="float">
            <text:p>288</text:p>
          </table:table-cell>
          <table:table-cell office:value-type="float" office:value="12.31" calcext:value-type="float">
            <text:p>12.3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PDF validation failed: PyCryptodome is required for AES algorithm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astrazeneca.com/content/dam/az/Investor_Relations/annual-report-2021/pdf/AstraZeneca_AR_2021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232" calcext:value-type="float">
            <text:p>232</text:p>
          </table:table-cell>
          <table:table-cell office:value-type="float" office:value="12.87" calcext:value-type="float">
            <text:p>12.8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astrazeneca.com/content/dam/az/Investor_Relations/annual-report-2022/pdf/AstraZeneca_AR_2022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228" calcext:value-type="float">
            <text:p>228</text:p>
          </table:table-cell>
          <table:table-cell office:value-type="float" office:value="13.2" calcext:value-type="float">
            <text:p>13.2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astrazeneca.com/content/dam/az/Investor_Relations/annual-report-2023/pdf/AstraZeneca_AR_2023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240" calcext:value-type="float">
            <text:p>240</text:p>
          </table:table-cell>
          <table:table-cell office:value-type="float" office:value="21.58" calcext:value-type="float">
            <text:p>21.5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astrazeneca.com/content/dam/az/Investor_Relations/annual-report-2024/pdf/AstraZeneca_AR_2024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248" calcext:value-type="float">
            <text:p>248</text:p>
          </table:table-cell>
          <table:table-cell office:value-type="float" office:value="13.93" calcext:value-type="float">
            <text:p>13.93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epirocgroup.com/content/dam/epiroc/corporate/documents/investors/annual-report/Epiroc%20-%20Annual%20and%20Sustainability%20Report%202020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152" calcext:value-type="float">
            <text:p>152</text:p>
          </table:table-cell>
          <table:table-cell office:value-type="float" office:value="4.82" calcext:value-type="float">
            <text:p>4.82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skf.com/group/investors/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epirocgroup.com/content/dam/epiroc/corporate/documents/investors/annual-report/2022/Annual%20and%20Sustainability%20Report%202021.pdf</text:p>
          </table:table-cell>
          <table:table-cell office:value-type="string" calcext:value-type="string">
            <text:p>https://www.skf.com/group/investors/</text:p>
          </table:table-cell>
          <table:table-cell office:value-type="float" office:value="152" calcext:value-type="float">
            <text:p>152</text:p>
          </table:table-cell>
          <table:table-cell office:value-type="float" office:value="12.51" calcext:value-type="float">
            <text:p>12.5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pirocgroup.com/content/dam/epiroc/corporate/documents/investors/annual-report/annual-report-2023/Epiroc%20Annual%20and%20Sustainability%20Report%202022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pirocgroup.com/content/dam/epiroc/corporate/documents/investors/annual-report/2024/new/Epiroc%20Annual%20and%20Sustainability%20Report%202024.pdf</text:p>
          </table:table-cell>
          <table:table-cell office:value-type="string" calcext:value-type="string">
            <text:p>https://www.epirocgroup.com/en/investors/investor-contacts</text:p>
          </table:table-cell>
          <table:table-cell office:value-type="float" office:value="212" calcext:value-type="float">
            <text:p>212</text:p>
          </table:table-cell>
          <table:table-cell office:value-type="float" office:value="10.38" calcext:value-type="float">
            <text:p>10.3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ricsson.com/494193/assets/local/investors/documents/2020/annual-report-2020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13" calcext:value-type="float">
            <text:p>213</text:p>
          </table:table-cell>
          <table:table-cell office:value-type="float" office:value="4.05" calcext:value-type="float">
            <text:p>4.0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ricsson.com/4943ad/assets/local/investors/documents/2021/annual-report-2021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19" calcext:value-type="float">
            <text:p>219</text:p>
          </table:table-cell>
          <table:table-cell office:value-type="float" office:value="4.45" calcext:value-type="float">
            <text:p>4.4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ricsson.com/493d1d/assets/local/investors/documents/2022/annual-report-2022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40" calcext:value-type="float">
            <text:p>240</text:p>
          </table:table-cell>
          <table:table-cell office:value-type="float" office:value="4.58" calcext:value-type="float">
            <text:p>4.5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handelsbanken.com/sv/investor-relation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ericsson.com/4933e7/assets/local/investors/documents/2023/annual-report-2023-en.pdf</text:p>
          </table:table-cell>
          <table:table-cell office:value-type="string" calcext:value-type="string">
            <text:p>https://www.ericsson.com/en/investors</text:p>
          </table:table-cell>
          <table:table-cell office:value-type="float" office:value="241" calcext:value-type="float">
            <text:p>241</text:p>
          </table:table-cell>
          <table:table-cell office:value-type="float" office:value="4.29" calcext:value-type="float">
            <text:p>4.29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ericsson.com/49317f/assets/local/investors/documents/2024/annual-report-2024-en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244" calcext:value-type="float">
            <text:p>244</text:p>
          </table:table-cell>
          <table:table-cell office:value-type="float" office:value="8.45" calcext:value-type="float">
            <text:p>8.4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17 &lt; 50); Year 2020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tele2.com/files/globalassets/documents/reports/annual-reports/2018/tl2_corpgov2018_eng_190329_index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7" calcext:value-type="float">
            <text:p>17</text:p>
          </table:table-cell>
          <table:table-cell office:value-type="float" office:value="0.51" calcext:value-type="float">
            <text:p>0.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hort Document</text:p>
          </table:table-cell>
          <table:table-cell office:value-type="string" calcext:value-type="string">
            <text:p>Contains 'annual-report'; Only 17 pages (suspicious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Too few pages (17 &lt; 50); Year 2020 not found in PDF</text:p>
          </table:table-cell>
          <table:table-cell office:value-type="date" office:date-value="2025-12-21T15:02:14" calcext:value-type="date">
            <text:p>2025-12-21 15:02:14</text:p>
          </table:table-cell>
          <table:table-cell office:value-type="string" calcext:value-type="string">
            <text:p>Needs Work ⚠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alidation Failed</text:p>
          </table:table-cell>
          <table:table-cell office:value-type="string" calcext:value-type="string">
            <text:p>Validation failed: Too few pages (31 &lt; 50); Year 2021 not found in PD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https://www.tele2.com/files/New-Structure-2021/Investors/Financial_Reports/2025-q3/interim-report-q3-2025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31" calcext:value-type="float">
            <text:p>31</text:p>
          </table:table-cell>
          <table:table-cell office:value-type="float" office:value="0.44" calcext:value-type="float">
            <text:p>0.4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Quarterly/Interim Report</text:p>
          </table:table-cell>
          <table:table-cell office:value-type="string" calcext:value-type="string">
            <text:p>Contains 'q3'; Contains 'interim'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Invalid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Too few pages (31 &lt; 50); Year 2021 not found in PDF</text:p>
          </table:table-cell>
          <table:table-cell office:value-type="date" office:date-value="2025-12-21T15:02:14" calcext:value-type="date">
            <text:p>2025-12-21 15:02:14</text:p>
          </table:table-cell>
          <table:table-cell office:value-type="string" calcext:value-type="string">
            <text:p>Needs Work ⚠</text:p>
          </table:table-cell>
        </table:table-row>
        <table:table-row table:style-name="ro1" table:visibility="filter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2 pages, 89.9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tele2.com/files/Main/3372/3745977/tele2-annual-and-sustainability-report-2022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62" calcext:value-type="float">
            <text:p>162</text:p>
          </table:table-cell>
          <table:table-cell office:value-type="float" office:value="11.18" calcext:value-type="float">
            <text:p>11.1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2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899" calcext:value-type="percentage">
            <text:p>89.90%</text:p>
          </table:table-cell>
          <table:table-cell/>
          <table:table-cell office:value-type="date" office:date-value="2025-12-21T15:00:32" calcext:value-type="date">
            <text:p>2025-12-21 15:00:3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164 pages, 90.4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tele2.com/files/Main/3372/3954298/annual-and-sustainability-report-2023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164" calcext:value-type="float">
            <text:p>164</text:p>
          </table:table-cell>
          <table:table-cell office:value-type="float" office:value="12.84" calcext:value-type="float">
            <text:p>12.84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64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0.904" calcext:value-type="percentage">
            <text:p>90.40%</text:p>
          </table:table-cell>
          <table:table-cell/>
          <table:table-cell office:value-type="date" office:date-value="2025-12-21T15:00:32" calcext:value-type="date">
            <text:p>2025-12-21 15:00:32</text:p>
          </table:table-cell>
          <table:table-cell office:value-type="string" calcext:value-type="string">
            <text:p>Complete ✓</text:p>
          </table:table-cell>
        </table:table-row>
        <table:table-row table:style-name="ro1" table:visibility="filter">
          <table:table-cell office:value-type="string" calcext:value-type="string">
            <text:p>Tele2 B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tele2.com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wnloaded</text:p>
          </table:table-cell>
          <table:table-cell office:value-type="string" calcext:value-type="string">
            <text:p>Successfully validated: 211 pages, 100.0% confidence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https://www.tele2.com/files/Main/3372/4130047/tele2-annual-and-sustainability-report-2024.pdf</text:p>
          </table:table-cell>
          <table:table-cell office:value-type="string" calcext:value-type="string">
            <text:p>https://www.tele2.com/investors</text:p>
          </table:table-cell>
          <table:table-cell office:value-type="float" office:value="211" calcext:value-type="float">
            <text:p>211</text:p>
          </table:table-cell>
          <table:table-cell office:value-type="float" office:value="13.78" calcext:value-type="float">
            <text:p>13.78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11 pages (typical annual report)</text:p>
          </table:table-cell>
          <table:table-cell office:value-type="string" calcext:value-type="string">
            <text:p>Rotated (5 variants)</text:p>
          </table:table-cell>
          <table:table-cell office:value-type="string" calcext:value-type="string">
            <text:p>Valid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date" office:date-value="2025-12-21T15:00:33" calcext:value-type="date">
            <text:p>2025-12-21 15:00:33</text:p>
          </table:table-cell>
          <table:table-cell office:value-type="string" calcext:value-type="string">
            <text:p>Complete ✓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network.s-z.se/app/uploads/sites/16/Lifco-annual-report-2017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92" calcext:value-type="float">
            <text:p>92</text:p>
          </table:table-cell>
          <table:table-cell office:value-type="float" office:value="3.4" calcext:value-type="float">
            <text:p>3.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network.s-z.se/app/uploads/sites/16/en_lifco_annualreport_2022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156" calcext:value-type="float">
            <text:p>156</text:p>
          </table:table-cell>
          <table:table-cell office:value-type="float" office:value="5.68" calcext:value-type="float">
            <text:p>5.6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network.s-z.se/app/uploads/sites/16/Lifco-annual-report-2024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154" calcext:value-type="float">
            <text:p>154</text:p>
          </table:table-cell>
          <table:table-cell office:value-type="float" office:value="8.87" calcext:value-type="float">
            <text:p>8.8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home.sandvik/siteassets/investors/reports--presentations/annual-reports/annual-report-2019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148" calcext:value-type="float">
            <text:p>148</text:p>
          </table:table-cell>
          <table:table-cell office:value-type="float" office:value="6.85" calcext:value-type="float">
            <text:p>6.85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home.sandvik/siteassets/investors/reports--presentations/annual-reports/annual-report-2020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148" calcext:value-type="float">
            <text:p>148</text:p>
          </table:table-cell>
          <table:table-cell office:value-type="float" office:value="8.11" calcext:value-type="float">
            <text:p>8.11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teliacompany.com/en/investors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Report not found during search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ttps://www.home.sandvik/siteassets/investors/reports--presentations/annual-reports/annual-report-2021.pdf</text:p>
          </table:table-cell>
          <table:table-cell office:value-type="string" calcext:value-type="string">
            <text:p>https://www.teliacompany.com/en/investors</text:p>
          </table:table-cell>
          <table:table-cell office:value-type="float" office:value="160" calcext:value-type="float">
            <text:p>160</text:p>
          </table:table-cell>
          <table:table-cell office:value-type="float" office:value="10.48" calcext:value-type="float">
            <text:p>10.48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report found for this year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annualreport.sandvik/en/2022/servicepages/downloads/files/entire-en-svk-ar22.pdf</text:p>
          </table:table-cell>
          <table:table-cell office:value-type="string" calcext:value-type="string">
            <text:p>https://www.home.sandvik/en/investors/</text:p>
          </table:table-cell>
          <table:table-cell office:value-type="float" office:value="160" calcext:value-type="float">
            <text:p>160</text:p>
          </table:table-cell>
          <table:table-cell office:value-type="float" office:value="9.47" calcext:value-type="float">
            <text:p>9.47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www.sca.com/siteassets/investors/reports-and-presentations/annual-reports/2024/sca_ar24_eng.pdf</text:p>
          </table:table-cell>
          <table:table-cell office:value-type="string" calcext:value-type="string">
            <text:p>https://www.sca.com/en/investors/</text:p>
          </table:table-cell>
          <table:table-cell office:value-type="float" office:value="202" calcext:value-type="float">
            <text:p>202</text:p>
          </table:table-cell>
          <table:table-cell office:value-type="float" office:value="15.84" calcext:value-type="float">
            <text:p>15.8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group.skanska.com/493785/siteassets/investors/reports-publications/annual-reports/2022/annual-and-sustainability-report-2022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224" calcext:value-type="float">
            <text:p>224</text:p>
          </table:table-cell>
          <table:table-cell office:value-type="float" office:value="15.54" calcext:value-type="float">
            <text:p>15.54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ttps://group.skanska.com/493370/siteassets/investors/reports-publications/annual-reports/2023/annual-and-sustainability-report-2023.pdf</text:p>
          </table:table-cell>
          <table:table-cell office:value-type="string" calcext:value-type="string">
            <text:p>https://group.skanska.com/investors/</text:p>
          </table:table-cell>
          <table:table-cell office:value-type="float" office:value="226" calcext:value-type="float">
            <text:p>226</text:p>
          </table:table-cell>
          <table:table-cell office:value-type="float" office:value="19.26" calcext:value-type="float">
            <text:p>19.26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nnual Report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Already downloaded</text:p>
          </table:table-cell>
          <table:table-cell office:value-type="string" calcext:value-type="string">
            <text:p>https://www.addtech.com/investors-and-media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Previously Downloaded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volvogroup.com/en/investors.html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Already downloaded</text:p>
          </table:table-cell>
          <table:table-cell office:value-type="string" calcext:value-type="string">
            <text:p>https://www.addtech.com/investors-and-media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Previously Downloaded</text:p>
          </table:table-cell>
          <table:table-cell office:value-type="string" calcext:value-type="string">
            <text:p>Failed to fetch 3 pages in a row (last: HTTP 404)</text:p>
          </table:table-cell>
          <table:table-cell office:value-type="string" calcext:value-type="string">
            <text:p>Rotated (5 variants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ot Downloaded</text:p>
          </table:table-cell>
        </table:table-row>
      </table:table>
      <table:named-expressions/>
      <table:database-ranges>
        <table:database-range table:name="__Anonymous_Sheet_DB__0" table:target-range-address="Sheet1.A1:Sheet1.Z139" table:display-filter-buttons="true">
          <table:filter>
            <table:filter-and>
              <table:filter-condition table:value="Needs Work ⚠" table:operator="=" table:field-number="25">
                <table:filter-set-item table:value="Needs Work ⚠"/>
                <table:filter-set-item table:value="Not Downloa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4:03:10.727886000</meta:creation-date>
    <dc:date>2025-12-21T20:28:05.076985000</dc:date>
    <meta:editing-duration>PT3H55M8S</meta:editing-duration>
    <meta:editing-cycles>1</meta:editing-cycles>
    <meta:document-statistic meta:table-count="1" meta:cell-count="3244" meta:object-count="0"/>
    <meta:generator>LibreOffice/25.2.2.2$MacOSX_AARCH64 LibreOffice_project/7370d4be9e3cf6031a51beef54ff3bda878e3fac</meta:generator>
  </office:meta>
</office:document-meta>
</file>